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5c05" officeooo:paragraph-rsid="00065c05"/>
    </style:style>
    <style:style style:name="P2" style:family="paragraph" style:parent-style-name="Standard">
      <style:text-properties fo:font-weight="bold" officeooo:rsid="00065c05" officeooo:paragraph-rsid="00065c0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to untrack pushed files from git:</text:p>
      <text:p text:style-name="P1">touch abc</text:p>
      <text:p text:style-name="P1">touch efk</text:p>
      <text:p text:style-name="P1">touch efg</text:p>
      <text:p text:style-name="P1">vim .gitignore (firstly add abc before staging anything)</text:p>
      <text:p text:style-name="P1">git status ( .gitignorw., efg, efk)</text:p>
      <text:p text:style-name="P1">git commit -m”committing changes”</text:p>
      <text:p text:style-name="P1">git push origin master( efg, efk, .gitignore)</text:p>
      <text:p text:style-name="P1">git pull origin master</text:p>
      <text:p text:style-name="P1">vim .gitignore(added efg which was pushed into remote repo)</text:p>
      <text:p text:style-name="P1">git add .</text:p>
      <text:p text:style-name="P1">git commit -m”committing changes”</text:p>
      <text:p text:style-name="P1">git push origin master(everything was committed before pushed)</text:p>
      <text:p text:style-name="P2">git rm -r –cached .</text:p>
      <text:p text:style-name="P1">Output of this command:</text:p>
      <text:p text:style-name="P1">rm .gitignore</text:p>
      <text:p text:style-name="P1">rm efg</text:p>
      <text:p text:style-name="P1">rm efk</text:p>
      <text:p text:style-name="P1"/>
      <text:p text:style-name="P1">git status: untracked files-</text:p>
      <text:p text:style-name="P1">rm .gitignore</text:p>
      <text:p text:style-name="P1">rm efk</text:p>
      <text:p text:style-name="P1">(efg not shown)</text:p>
      <text:p text:style-name="P1">git add .</text:p>
      <text:p text:style-name="P1">(Only efk and .gitignore were added)</text:p>
      <text:p text:style-name="P1">git commit -m”committing changes”</text:p>
      <text:p text:style-name="P1">git push origin master(2 files efk and gitignore visible on github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21:50:53.912010889</meta:creation-date>
    <dc:date>2019-02-06T22:01:52.966019454</dc:date>
    <meta:editing-duration>PT9S</meta:editing-duration>
    <meta:editing-cycles>1</meta:editing-cycles>
    <meta:document-statistic meta:table-count="0" meta:image-count="0" meta:object-count="0" meta:page-count="1" meta:paragraph-count="26" meta:word-count="116" meta:character-count="692" meta:non-whitespace-character-count="602"/>
    <meta:generator>LibreOffice/6.0.3.2$Linux_X86_64 LibreOffice_project/00m0$Build-2</meta:generator>
  </office:meta>
</office:document-meta>
</file>